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T1" style:family="text">
      <style:text-properties officeooo:rsid="0011b5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z</text:span>eroconf-lookup</text:h>
      <text:p text:style-name="Text_20_body"/>
      <text:p text:style-name="P1">Browser WebExtension for finding local webservers using Zeroconf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3:12:55.399465443</meta:creation-date>
    <dc:date>2018-01-05T13:28:11.314301174</dc:date>
    <meta:editing-duration>PT10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9" meta:character-count="79" meta:non-whitespace-character-count="72"/>
  </office:meta>
</office:document-meta>
</file>